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FA000001EEA66E5339.png"/>
  <manifest:file-entry manifest:media-type="image/png" manifest:full-path="Pictures/1000000000000139000001EC54F56009.png"/>
  <manifest:file-entry manifest:media-type="" manifest:full-path="Pictures/200000090000217E00001B99FFFE722B.svm"/>
  <manifest:file-entry manifest:media-type="image/png" manifest:full-path="Pictures/100002010000030E000002737B958CDD.png"/>
  <manifest:file-entry manifest:media-type="image/png" manifest:full-path="Pictures/10000000000002F9000001DA440892A0.png"/>
  <manifest:file-entry manifest:media-type="image/png" manifest:full-path="Pictures/100000000000035C0000021FAADC413B.png"/>
  <manifest:file-entry manifest:media-type="image/png" manifest:full-path="Pictures/10000000000002FC000001DC02F3E166.png"/>
  <manifest:file-entry manifest:media-type="image/png" manifest:full-path="Pictures/1000000000000374000001E333ADDA79.png"/>
  <manifest:file-entry manifest:media-type="image/png" manifest:full-path="Pictures/1000000000000299000001DB11180A73.png"/>
  <manifest:file-entry manifest:media-type="image/png" manifest:full-path="Pictures/10000000000001B4000003286F639FB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keep-together="true" fo:keep-together="auto"/>
    </style:style>
    <style:style style:name="Table2.3" style:family="table-row">
      <style:table-row-properties style:keep-together="true" fo:keep-together="auto"/>
    </style:style>
    <style:style style:name="Table2.4"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style:keep-together="true"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style:keep-together="true" fo:keep-together="auto"/>
    </style:style>
    <style:style style:name="Table2.7" style:family="table-row">
      <style:table-row-properties style:keep-together="true"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style:keep-together="true"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style:keep-together="true" fo:keep-together="auto"/>
    </style:style>
    <style:style style:name="Table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style:keep-together="true"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7"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8"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9"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use-window-font-color="true" style:font-name="Arial1" fo:font-weight="bold" style:font-weight-asian="bold"/>
    </style:style>
    <style:style style:name="P12" style:family="paragraph" style:parent-style-name="Standard">
      <style:paragraph-properties fo:line-height="150%" style:snap-to-layout-grid="false"/>
      <style:text-properties style:use-window-font-color="true" style:font-name="Arial1" fo:font-weight="bold" style:font-weight-asian="bold"/>
    </style:style>
    <style:style style:name="P13" style:family="paragraph" style:parent-style-name="Standard">
      <style:paragraph-properties fo:line-height="150%"/>
      <style:text-properties style:use-window-font-color="true" style:font-name="Arial1" fo:font-weight="bold" style:font-weight-asian="bold" style:font-weight-complex="bold"/>
    </style:style>
    <style:style style:name="P14" style:family="paragraph" style:parent-style-name="Standard">
      <style:paragraph-properties fo:line-height="150%"/>
      <style:text-properties style:use-window-font-color="true" style:font-name="Arial1" style:font-weight-complex="bold"/>
    </style:style>
    <style:style style:name="P15" style:family="paragraph" style:parent-style-name="Standard">
      <style:paragraph-properties fo:line-height="150%" style:snap-to-layout-grid="false"/>
      <style:text-properties style:use-window-font-color="true" style:font-name="Arial1" style:font-weight-complex="bold"/>
    </style:style>
    <style:style style:name="P16" style:family="paragraph" style:parent-style-name="Standard">
      <style:paragraph-properties fo:line-height="150%"/>
      <style:text-properties style:use-window-font-color="true" style:font-name="Arial1" fo:font-weight="normal" style:font-weight-asian="normal" style:font-weight-complex="normal"/>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start" style:justify-single-word="false"/>
      <style:text-properties style:font-name="Arial1"/>
    </style:style>
    <style:style style:name="P23" style:family="paragraph" style:parent-style-name="Standard">
      <style:paragraph-properties fo:line-height="150%"/>
      <style:text-properties style:font-name="Arial1" fo:font-weight="bold" style:font-weight-asian="bold" style:font-weight-complex="bold"/>
    </style:style>
    <style:style style:name="P24" style:family="paragraph" style:parent-style-name="Standard">
      <style:paragraph-properties fo:line-height="150%"/>
    </style:style>
    <style:style style:name="P25" style:family="paragraph" style:parent-style-name="Standard">
      <style:paragraph-properties fo:line-height="150%"/>
      <style:text-properties fo:font-style="normal" style:font-style-asian="normal" style:font-style-complex="normal"/>
    </style:style>
    <style:style style:name="P26"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27" style:family="paragraph" style:parent-style-name="Standard">
      <style:paragraph-properties fo:line-height="150%"/>
      <style:text-properties fo:font-weight="bold" style:font-weight-asian="bold" style:font-weight-complex="bold"/>
    </style:style>
    <style:style style:name="P28" style:family="paragraph" style:parent-style-name="Standard">
      <style:paragraph-properties fo:line-height="150%" fo:text-align="center" style:justify-single-word="false"/>
      <style:text-properties fo:font-weight="bold" style:font-weight-asian="bold" style:font-weight-complex="bold"/>
    </style:style>
    <style:style style:name="P29" style:family="paragraph" style:parent-style-name="Standard">
      <style:paragraph-properties fo:line-height="150%"/>
      <style:text-properties fo:font-weight="bold" fo:background-color="#ff0000" style:font-weight-asian="bold" style:font-weight-complex="bold"/>
    </style:style>
    <style:style style:name="P30" style:family="paragraph" style:parent-style-name="Standard">
      <style:paragraph-properties fo:line-height="150%"/>
      <style:text-properties fo:font-weight="bold" fo:background-color="#ffff00" style:font-weight-asian="bold" style:font-weight-complex="bold"/>
    </style:style>
    <style:style style:name="P31" style:family="paragraph" style:parent-style-name="Standard">
      <style:paragraph-properties fo:line-height="150%"/>
      <style:text-properties fo:font-weight="bold" fo:background-color="#008000" style:font-weight-asian="bold" style:font-weight-complex="bold"/>
    </style:style>
    <style:style style:name="P32" style:family="paragraph" style:parent-style-name="Standard">
      <style:paragraph-properties fo:line-height="150%"/>
      <style:text-properties fo:font-weight="normal" fo:background-color="#ff0000" style:font-weight-asian="normal" style:font-weight-complex="normal"/>
    </style:style>
    <style:style style:name="P33" style:family="paragraph" style:parent-style-name="Standard">
      <style:paragraph-properties fo:line-height="150%"/>
      <style:text-properties style:font-name="ArialMT" fo:font-size="12pt" fo:font-style="normal" style:font-name-asian="ArialMT" style:font-size-asian="12pt" style:font-style-asian="normal" style:font-name-complex="ArialMT" style:font-size-complex="12pt" style:font-style-complex="normal"/>
    </style:style>
    <style:style style:name="P34" style:family="paragraph" style:parent-style-name="Standard">
      <style:paragraph-properties fo:line-height="150%"/>
      <style:text-properties fo:font-size="16pt" fo:font-style="normal" style:font-size-asian="16pt" style:font-style-asian="normal" style:font-size-complex="16pt" style:font-style-complex="normal"/>
    </style:style>
    <style:style style:name="P35" style:family="paragraph" style:parent-style-name="Footer">
      <style:paragraph-properties fo:text-align="end" style:justify-single-word="false"/>
    </style:style>
    <style:style style:name="P36"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7" style:family="paragraph" style:parent-style-name="Standard">
      <style:paragraph-properties fo:line-height="150%"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8"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9" style:family="paragraph" style:parent-style-name="Body_20_Text_20_3">
      <style:paragraph-properties fo:line-height="150%"/>
      <style:text-properties style:use-window-font-color="true" style:font-name="Arial1"/>
    </style:style>
    <style:style style:name="P40"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41" style:family="paragraph" style:parent-style-name="Normal">
      <style:paragraph-properties fo:line-height="150%" style:snap-to-layout-grid="false"/>
    </style:style>
    <style:style style:name="P42" style:family="paragraph" style:parent-style-name="Table_20_Contents">
      <style:paragraph-properties fo:line-height="150%"/>
      <style:text-properties style:use-window-font-color="true" style:font-name="Arial1"/>
    </style:style>
    <style:style style:name="P43" style:family="paragraph" style:parent-style-name="Table_20_Contents">
      <style:paragraph-properties fo:line-height="150%"/>
      <style:text-properties style:font-name="Arial1"/>
    </style:style>
    <style:style style:name="P44"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5"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46" style:family="paragraph" style:parent-style-name="Text_20_body">
      <style:paragraph-properties fo:line-height="150%"/>
      <style:text-properties fo:font-size="12pt" fo:font-style="normal" fo:font-weight="bold" fo:background-color="#ffff00" style:font-size-asian="12pt" style:font-style-asian="normal" style:font-weight-asian="bold" style:font-size-complex="12pt" style:font-style-complex="normal" style:font-weight-complex="bold"/>
    </style:style>
    <style:style style:name="P47"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8" style:family="paragraph" style:parent-style-name="Text_20_body">
      <style:paragraph-properties fo:line-height="15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49"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50"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51" style:family="paragraph" style:parent-style-name="Text_20_body">
      <style:paragraph-properties fo:line-height="150%"/>
      <style:text-properties fo:font-size="12pt" fo:font-style="italic" fo:font-weight="normal" fo:background-color="#ffff00" style:font-size-asian="12pt" style:font-style-asian="italic" style:font-weight-asian="normal" style:font-size-complex="12pt" style:font-style-complex="italic" style:font-weight-complex="normal"/>
    </style:style>
    <style:style style:name="P52"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53" style:family="paragraph" style:parent-style-name="Text_20_body">
      <style:paragraph-properties fo:line-height="150%"/>
      <style:text-properties fo:font-size="16pt" style:font-size-asian="16pt" style:font-size-complex="16pt"/>
    </style:style>
    <style:style style:name="P54"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55" style:family="paragraph" style:parent-style-name="Text_20_body">
      <style:paragraph-properties fo:line-height="150%"/>
    </style:style>
    <style:style style:name="P56" style:family="paragraph" style:parent-style-name="Text_20_body">
      <style:paragraph-properties fo:line-height="150%"/>
      <style:text-properties fo:font-style="normal" style:font-style-asian="normal" style:font-style-complex="normal"/>
    </style:style>
    <style:style style:name="P57" style:family="paragraph" style:parent-style-name="Text_20_body">
      <style:paragraph-properties fo:line-height="150%"/>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58"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9"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60"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61" style:family="paragraph" style:parent-style-name="Text_20_body">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1.251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3" style:family="paragraph" style:parent-style-name="Standard">
      <style:paragraph-properties fo:margin-left="1.251cm" fo:margin-right="0cm" fo:text-indent="0cm" style:auto-text-indent="false" style:text-autospace="none"/>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5" style:family="paragraph" style:parent-style-name="Standard" style:list-style-name="L1">
      <style:text-properties style:font-name="Arial1" fo:language="en" fo:country="US"/>
    </style:style>
    <style:style style:name="P66" style:family="paragraph" style:parent-style-name="Standard" style:list-style-name="L2">
      <style:text-properties style:font-name="Arial1"/>
    </style:style>
    <style:style style:name="P67" style:family="paragraph" style:parent-style-name="Standard" style:list-style-name="L2">
      <style:paragraph-properties fo:line-height="150%"/>
      <style:text-properties style:font-name="Arial1" fo:font-size="12pt" fo:font-style="normal" style:font-size-asian="12pt" style:font-style-asian="normal" style:font-size-complex="12pt" style:font-style-complex="normal"/>
    </style:style>
    <style:style style:name="P68" style:family="paragraph" style:parent-style-name="Standard">
      <style:paragraph-properties fo:line-height="150%"/>
      <style:text-properties style:font-name="Arial1" fo:font-weight="bold" style:font-weight-asian="bold" style:font-weight-complex="bold"/>
    </style:style>
    <style:style style:name="P69" style:family="paragraph" style:parent-style-name="Standard" style:list-style-name="L3">
      <style:paragraph-properties fo:line-height="150%"/>
    </style:style>
    <style:style style:name="P70" style:family="paragraph" style:parent-style-name="Standard" style:list-style-name="L4">
      <style:paragraph-properties fo:line-height="150%"/>
    </style:style>
    <style:style style:name="P71" style:family="paragraph" style:parent-style-name="Standard" style:list-style-name="L6">
      <style:paragraph-properties fo:line-height="150%"/>
    </style:style>
    <style:style style:name="P72" style:family="paragraph" style:parent-style-name="Standard" style:list-style-name="L3">
      <style:paragraph-properties fo:line-height="150%"/>
      <style:text-properties style:use-window-font-color="true" style:font-name="Arial1"/>
    </style:style>
    <style:style style:name="P73" style:family="paragraph" style:parent-style-name="Standard" style:list-style-name="L3">
      <style:paragraph-properties fo:line-height="150%"/>
      <style:text-properties style:use-window-font-color="true" style:font-name="Arial1" fo:font-size="12pt" fo:language="en" fo:country="US"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7">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7">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76" style:family="paragraph" style:parent-style-name="Standard" style:list-style-name="L5">
      <style:paragraph-properties fo:line-height="150%"/>
      <style:text-properties fo:font-style="normal" style:font-style-asian="normal" style:font-style-complex="normal"/>
    </style:style>
    <style:style style:name="P77" style:family="paragraph" style:parent-style-name="Standard" style:master-page-name="First_20_Page">
      <style:paragraph-properties fo:line-height="150%" fo:text-align="end" style:justify-single-word="false" style:page-number="1"/>
      <style:text-properties style:font-name="Arial1"/>
    </style:style>
    <style:style style:name="P78" style:family="paragraph" style:parent-style-name="Standard" style:list-style-name="L8">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Text_20_body" style:list-style-name="L9">
      <style:text-properties fo:language="da" fo:country="DK"/>
    </style:style>
    <style:style style:name="P80" style:family="paragraph" style:parent-style-name="Text_20_body" style:list-style-name="L9">
      <style:text-properties style:font-name="Arial1" fo:language="da" fo:country="DK"/>
    </style:style>
    <style:style style:name="P81" style:family="paragraph" style:parent-style-name="Text_20_body" style:list-style-name="L10">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82"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83"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84" style:family="paragraph" style:parent-style-name="Heading_20_1">
      <style:paragraph-properties fo:line-height="150%" fo:break-before="page"/>
      <style:text-properties fo:font-size="16pt" style:font-size-asian="16pt" style:font-size-complex="16pt"/>
    </style:style>
    <style:style style:name="P85"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86" style:family="paragraph" style:parent-style-name="Heading_20_1">
      <style:paragraph-properties fo:line-height="150%" fo:break-before="page"/>
    </style:style>
    <style:style style:name="P87"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88"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89" style:family="paragraph" style:parent-style-name="Heading_20_2">
      <style:text-properties fo:font-style="normal" style:font-style-asian="normal" style:font-style-complex="normal"/>
    </style:style>
    <style:style style:name="P90" style:family="paragraph" style:parent-style-name="Heading_20_2">
      <style:paragraph-properties fo:line-height="150%"/>
      <style:text-properties fo:font-style="normal" style:font-style-asian="normal" style:font-style-complex="normal"/>
    </style:style>
    <style:style style:name="P91" style:family="paragraph" style:parent-style-name="Heading_20_2">
      <style:paragraph-properties fo:line-height="150%"/>
    </style:style>
    <style:style style:name="P92" style:family="paragraph" style:parent-style-name="Heading_20_2">
      <style:text-properties fo:background-color="#ffff00"/>
    </style:style>
    <style:style style:name="P93"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94"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95"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96" style:family="paragraph" style:parent-style-name="Heading_20_3">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6.501cm" style:type="right" style:leader-style="dotted" style:leader-text="."/>
        </style:tab-stops>
      </style:paragraph-properties>
    </style:style>
    <style:style style:name="P9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fo:font-weight="normal" style:font-weight-asian="normal" style:font-name-complex="Arial1" style:font-weight-complex="normal"/>
    </style:style>
    <style:style style:name="T9" style:family="text">
      <style:text-properties style:use-window-font-color="true" fo:font-weight="normal" style:font-weight-asian="normal" style:font-weight-complex="normal"/>
    </style:style>
    <style:style style:name="T10" style:family="text">
      <style:text-properties fo:language="en" fo:country="US" fo:font-weight="bold" style:font-weight-asian="bold" style:font-size-complex="20pt" style:font-weight-complex="bold"/>
    </style:style>
    <style:style style:name="T11" style:family="text">
      <style:text-properties fo:font-size="16pt" fo:font-style="normal" style:font-size-asian="16pt" style:font-style-asian="normal" style:font-size-complex="16pt" style:font-style-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Arial1"/>
    </style:style>
    <style:style style:name="T15" style:family="text">
      <style:text-properties style:font-name="Arial1" fo:font-weight="bold" style:font-weight-asian="bold" style:font-name-complex="Arial1" style:font-weight-complex="bold"/>
    </style:style>
    <style:style style:name="T16" style:family="text">
      <style:text-properties style:font-name="Arial1" fo:font-weight="bold" style:font-weight-asian="bold" style:font-weight-complex="bold"/>
    </style:style>
    <style:style style:name="T17" style:family="text">
      <style:text-properties style:font-name="Arial1" fo:font-size="14pt" fo:font-style="normal" style:font-size-asian="14pt" style:font-style-asian="normal" style:font-name-complex="Arial1" style:font-size-complex="14pt" style:font-style-complex="normal"/>
    </style:style>
    <style:style style:name="T18" style:family="text">
      <style:text-properties style:font-name="Arial1" style:font-name-complex="Arial1"/>
    </style:style>
    <style:style style:name="T19" style:family="text">
      <style:text-properties style:font-name="Arial1" fo:font-style="normal" style:font-style-asian="normal" style:font-name-complex="Arial1" style:font-style-complex="normal"/>
    </style:style>
    <style:style style:name="T20"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21" style:family="text">
      <style:text-properties style:font-name="Arial1" fo:font-style="normal" fo:font-weight="bold" style:font-style-asian="normal" style:font-weight-asian="bold" style:font-name-complex="Arial1" style:font-style-complex="normal" style:font-weight-complex="bold"/>
    </style:style>
    <style:style style:name="T22" style:family="text">
      <style:text-properties style:font-name="Arial1" fo:font-style="italic" fo:font-weight="bold" style:font-style-asian="italic" style:font-weight-asian="bold" style:font-style-complex="italic" style:font-weight-complex="bold"/>
    </style:style>
    <style:style style:name="T23" style:family="text">
      <style:text-properties fo:font-size="14pt" fo:font-style="normal" style:font-size-asian="14pt" style:font-style-asian="normal" style:font-size-complex="14pt" style:font-style-complex="normal"/>
    </style:style>
    <style:style style:name="T24" style:family="text">
      <style:text-properties fo:font-weight="bold" style:font-weight-asian="bold" style:font-weight-complex="bold"/>
    </style:style>
    <style:style style:name="T25" style:family="text">
      <style:text-properties fo:language="da" fo:country="DK"/>
    </style:style>
    <style:style style:name="T26" style:family="text">
      <style:text-properties fo:font-weight="normal" style:font-weight-asian="normal" style:font-weight-complex="normal"/>
    </style:style>
    <style:style style:name="T27" style:family="text">
      <style:text-properties style:font-name="OpenSymbol" fo:font-size="12pt" style:font-name-asian="OpenSymbol" style:font-size-asian="12pt" style:font-name-complex="OpenSymbol" style:font-size-complex="12pt"/>
    </style:style>
    <style:style style:name="T28" style:family="text">
      <style:text-properties fo:font-size="12pt" style:font-size-asian="12pt" style:font-size-complex="12pt"/>
    </style:style>
    <style:style style:name="T29" style:family="text">
      <style:text-properties style:font-name="ArialMT" fo:font-size="12pt" style:font-name-asian="ArialMT" style:font-size-asian="12pt" style:font-name-complex="ArialMT" style:font-size-complex="12pt"/>
    </style:style>
    <style:style style:name="T30"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style:mirror="none" fo:clip="rect(0.72cm, 1.139cm, 0cm, 1.13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text:tab/>Dato: 05</text:span><text:span text:style-name="Standardskrifttype_20_i_20_afsnit"><text:span text:style-name="T2">-03-2012</text:span></text:span></text:p>
      <text:p text:style-name="P4"><text:tab/><text:tab/><text:tab/><text:tab/><text:tab/><text:tab/><text:tab/><text:tab/></text:p>
      <text:p text:style-name="P20"/>
      <text:p text:style-name="P4"/>
      <text:p text:style-name="P4"/>
      <text:p text:style-name="P4"/>
      <text:p text:style-name="P36">Titel:</text:p>
      <text:p text:style-name="P5"/>
      <text:p text:style-name="P6">Kravspecifikation</text:p>
      <text:p text:style-name="P7">for</text:p>
      <text:p text:style-name="P7">Sorting Industrial Robot</text:p>
      <text:p text:style-name="P7">(SIR)</text:p>
      <text:p text:style-name="P7"/>
      <text:p text:style-name="P7"/>
      <text:p text:style-name="P7"/>
      <text:p text:style-name="P7"/>
      <text:p text:style-name="P37"/>
      <text:p text:style-name="P38"><text:s/><text:span text:style-name="T10">RoboGO</text:span></text:p>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Ver.</text:p>
          </table:table-cell>
          <table:table-cell table:style-name="Table2.A1" office:value-type="string">
            <text:p text:style-name="P9">Dato</text:p>
          </table:table-cell>
          <table:table-cell table:style-name="Table2.A1" office:value-type="string">
            <text:p text:style-name="P9">Initialer</text:p>
          </table:table-cell>
          <table:table-cell table:style-name="Table2.D1" office:value-type="string">
            <text:p text:style-name="P9">Beskrivelse</text:p>
          </table:table-cell>
        </table:table-row>
        <table:table-row table:style-name="Table2.2">
          <table:table-cell table:style-name="Table2.A1" office:value-type="string">
            <text:p text:style-name="P9">0.1</text:p>
          </table:table-cell>
          <table:table-cell table:style-name="Table2.A1" office:value-type="string">
            <text:p text:style-name="P9">11-02-12</text:p>
          </table:table-cell>
          <table:table-cell table:style-name="Table2.A1" office:value-type="string">
            <text:p text:style-name="P9">RHT</text:p>
          </table:table-cell>
          <table:table-cell table:style-name="Table2.D1" office:value-type="string">
            <text:p text:style-name="P9">Første udkast.</text:p>
          </table:table-cell>
        </table:table-row>
        <table:table-row table:style-name="Table2.3">
          <table:table-cell table:style-name="Table2.A1" office:value-type="string">
            <text:p text:style-name="P9">0.2</text:p>
          </table:table-cell>
          <table:table-cell table:style-name="Table2.A1" office:value-type="string">
            <text:p text:style-name="P9">16-02-12</text:p>
          </table:table-cell>
          <table:table-cell table:style-name="Table2.A1" office:value-type="string">
            <text:p text:style-name="P9">RHT</text:p>
          </table:table-cell>
          <table:table-cell table:style-name="Table2.D1" office:value-type="string">
            <text:p text:style-name="P9">Sat ind firma og produktnavn.</text:p>
          </table:table-cell>
        </table:table-row>
        <table:table-row table:style-name="Table2.4">
          <table:table-cell table:style-name="Table2.A4" office:value-type="string">
            <text:p text:style-name="P9">1.0</text:p>
          </table:table-cell>
          <table:table-cell table:style-name="Table2.A4" office:value-type="string">
            <text:p text:style-name="P9"/>
          </table:table-cell>
          <table:table-cell table:style-name="Table2.A4" office:value-type="string">
            <text:p text:style-name="P9"/>
          </table:table-cell>
          <table:table-cell table:style-name="Table2.D4" office:value-type="string">
            <text:p text:style-name="P9"/>
          </table:table-cell>
        </table:table-row>
        <table:table-row table:style-name="Table2.5">
          <table:table-cell table:style-name="Table2.A5" office:value-type="float" office:value="1.1">
            <text:p text:style-name="P9">1.1</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6">
          <table:table-cell table:style-name="Table2.A1" office:value-type="string">
            <text:p text:style-name="P9">1.2</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7">
          <table:table-cell table:style-name="Table2.A4" office:value-type="string">
            <text:p text:style-name="P9">1.3</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8">
          <table:table-cell table:style-name="Table2.A4" office:value-type="string">
            <text:p text:style-name="P9">1.4</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9">
          <table:table-cell table:style-name="Table2.A9" office:value-type="float" office:value="1.5">
            <text:p text:style-name="P9">1,5</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10">
          <table:table-cell table:style-name="Table2.A4" office:value-type="string">
            <text:p text:style-name="P9">1.6</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2">Forfatter(e):</text:p>
          </table:table-cell>
          <table:table-cell table:style-name="Table1.B1" office:value-type="string">
            <text:p text:style-name="P40">Søren Howe Gersager(10430)</text:p>
            <text:p text:style-name="P41"><text:span text:style-name="Standardskrifttype_20_i_20_afsnit"><text:span text:style-name="T4">Cong Thanh Dao(10517)</text:span></text:span></text:p>
            <text:p text:style-name="P41"><text:span text:style-name="Standardskrifttype_20_i_20_afsnit"><text:span text:style-name="T4">Yusuf Tezel(10568)</text:span></text:span></text:p>
            <text:p text:style-name="P41"><text:span text:style-name="Standardskrifttype_20_i_20_afsnit"><text:span text:style-name="T4">Nicolaj Quottrup(10754)</text:span></text:span></text:p>
            <text:p text:style-name="P41"><text:span text:style-name="Standardskrifttype_20_i_20_afsnit"><text:span text:style-name="T4">René Høgh Thomsen(10778)</text:span></text:span></text:p>
            <text:p text:style-name="P41"><text:span text:style-name="Standardskrifttype_20_i_20_afsnit"><text:span text:style-name="T5">Michael Batz Hansen(10791)</text:span></text:span></text:p>
            <text:p text:style-name="P41"><text:span text:style-name="Standardskrifttype_20_i_20_afsnit"><text:span text:style-name="T6">Sam Luu Tong(10898)</text:span></text:span></text:p>
          </table:table-cell>
        </table:table-row>
        <table:table-row table:style-name="Table1.1">
          <table:table-cell table:style-name="Table1.A1" office:value-type="string">
            <text:p text:style-name="P12">Godkendes af:</text:p>
          </table:table-cell>
          <table:table-cell table:style-name="Table1.B1" office:value-type="string">
            <text:p text:style-name="P15">Poul Ejnar Rovsing</text:p>
          </table:table-cell>
        </table:table-row>
        <table:table-row table:style-name="Table1.1">
          <table:table-cell table:style-name="Table1.A1" office:value-type="string">
            <text:p text:style-name="P12">Projektnummer:</text:p>
          </table:table-cell>
          <table:table-cell table:style-name="Table1.B3" office:value-type="float" office:value="1">
            <text:p text:style-name="P15">1</text:p>
          </table:table-cell>
        </table:table-row>
        <table:table-row table:style-name="Table1.1">
          <table:table-cell table:style-name="Table1.A1" office:value-type="string">
            <text:p text:style-name="P12">Dokument-id: (filnavn)</text:p>
          </table:table-cell>
          <table:table-cell table:style-name="Table1.B1" office:value-type="string">
            <text:p text:style-name="P15">Kravspecifikation.odt</text:p>
            <text:p text:style-name="P15">Kravspecifikation.pdf</text:p>
          </table:table-cell>
        </table:table-row>
        <table:table-row table:style-name="Table1.1">
          <table:table-cell table:style-name="Table1.A1" office:value-type="string">
            <text:p text:style-name="P12">Antal sider:</text:p>
          </table:table-cell>
          <table:table-cell table:style-name="Table1.B1" office:value-type="string">
            <text:p text:style-name="P15"><text:page-count>30</text:page-count></text:p>
          </table:table-cell>
        </table:table-row>
        <table:table-row table:style-name="Table1.1">
          <table:table-cell table:style-name="Table1.A1" office:value-type="string">
            <text:p text:style-name="P12">Kunde:</text:p>
          </table:table-cell>
          <table:table-cell table:style-name="Table1.B1" office:value-type="string">
            <text:p text:style-name="P17">Robotic Global Organization(RoboGO)</text:p>
          </table:table-cell>
        </table:table-row>
      </table:table>
      <text:p text:style-name="P39"/>
      <text:p text:style-name="P39">Ved underskrivelse af dette dokument accepteres det af begge parter, som værende kravene til udviklingen af det ønskede system.</text:p>
      <text:p text:style-name="P14"/>
      <text:p text:style-name="P39">Sted og dato:</text:p>
      <text:p text:style-name="P14"/>
      <text:p text:style-name="P14">______________________ <text:s text:c="18"/><text:tab/><text:tab/>__________________________</text:p>
      <text:p text:style-name="P21"><text:span text:style-name="Standardskrifttype_20_i_20_afsnit"><text:span text:style-name="T8">René H. Thomsen</text:span></text:span><text:span text:style-name="T2"><text:tab/><text:tab/><text:tab/><text:tab/><text:tab/></text:span><text:span text:style-name="Standardskrifttype_20_i_20_afsnit"><text:span text:style-name="T9">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97">1. Indledning<text:tab/>5</text:p>
          <text:p text:style-name="P98">1.1 Formål<text:tab/>5</text:p>
          <text:p text:style-name="P98">1.2 Referencer<text:tab/>5</text:p>
          <text:p text:style-name="P98">1.3 Læsevejledning<text:tab/>5</text:p>
          <text:p text:style-name="P97">2. Generel beskrivelse<text:tab/>7</text:p>
          <text:p text:style-name="P98">2.1 Systembeskrivelse<text:tab/>7</text:p>
          <text:p text:style-name="P99">2.1.1 Systemoversigt<text:tab/>8</text:p>
          <text:p text:style-name="P99">2.1.2 Aktør-kontekst diagram<text:tab/>9</text:p>
          <text:p text:style-name="P99">2.1.3 Aktør beskrivelser<text:tab/>9</text:p>
          <text:p text:style-name="P98">2.2 Systemets funktioner<text:tab/>10</text:p>
          <text:p text:style-name="P99">2.2.1 Use Case diagram<text:tab/>11</text:p>
          <text:p text:style-name="P98">2.3 Systemets begrænsninger<text:tab/>12</text:p>
          <text:p text:style-name="P98">2.4 Systemets fremtid<text:tab/>12</text:p>
          <text:p text:style-name="P98">2.5 Brugerprofil<text:tab/>12</text:p>
          <text:p text:style-name="P98">2.6 Krav til udviklingsforløbet<text:tab/>12</text:p>
          <text:p text:style-name="P98">2.7 Omfang af kundeleverance<text:tab/>13</text:p>
          <text:p text:style-name="P98">2.8 Forudsætninger<text:tab/>13</text:p>
          <text:p text:style-name="P97">3. Funktionelle krav – Use Cases<text:tab/>14</text:p>
          <text:p text:style-name="P98">3.1 Styresystem:<text:tab/>15</text:p>
          <text:p text:style-name="P98">3.1.1 Use Case 1: Starte/stoppe systemet.<text:tab/>15</text:p>
          <text:p text:style-name="P98">3.1.2 Use Case 2: Styre klods placering. <text:tab/>15</text:p>
          <text:p text:style-name="P98">3.1.3 Use Case 3: Tjekke loggen. <text:tab/>15</text:p>
          <text:p text:style-name="P98">3.1.4 Use Case 4: Manuelt styre.<text:tab/>15</text:p>
          <text:p text:style-name="P98">3.1.5 Use Case 5: Skifte mellem robot og simulator. <text:tab/>15</text:p>
          <text:p text:style-name="P98">3.1.6 Use Case 6: Se klodser lagret.<text:tab/>15</text:p>
          <text:p text:style-name="P98">3.1.7 Use Case 7: Se about box.<text:tab/>16</text:p>
          <text:p text:style-name="P98">3.1.8 Use Case 8: Login.<text:tab/>16</text:p>
          <text:p text:style-name="P98">3.1.9 Use Case 9: Have GUI.<text:tab/>16</text:p>
          <text:p text:style-name="P98">3.1.11 Use Case 10: Følge program udvikling. <text:tab/>16</text:p>
          <text:p text:style-name="P98">3.1.10 Use Case 11: Sætte klods tolerance.<text:tab/>16</text:p>
          <text:p text:style-name="P98">3.2 Simulator:<text:tab/>17</text:p>
          <text:p text:style-name="P98">3.2.1 Use Case 12: Se robot/simulator position.<text:tab/>17</text:p>
          <text:p text:style-name="P98">3.2.2 Use Case 13: Køre kode.<text:tab/>17</text:p>
          <text:p text:style-name="P98">3.2.3 Use Case 14: Vise kørselstid.<text:tab/>17</text:p>
          <text:p text:style-name="P98">3.2.4 Use Case 15: Have grafisk visning.<text:tab/>17</text:p>
          <text:p text:style-name="P98">3.2.5 Use Case 16: Hente værdier til styresystem.<text:tab/>17</text:p>
          <text:p text:style-name="P98">3.2.6 Use Case 17: Kalibrere værdier.<text:tab/>17</text:p>
          <text:p text:style-name="P98">3.3 IDE:<text:tab/>18</text:p>
          <text:p text:style-name="P98">3.3.1 Use Case 18: Indlæse/køre systemet DSL-filer direkte.<text:tab/>18</text:p>
          <text:p text:style-name="P98">3.3.2 Use Case 19: Debugge. <text:tab/>18</text:p>
          <text:p text:style-name="P98">3.3.3 Use Case 20: Se DSL manual.<text:tab/>18</text:p>
          <text:p text:style-name="P98">3.3.4 Use Case 21: Indstille editor.<text:tab/>18</text:p>
          <text:p text:style-name="P98">3.3.5 Use Case 22: Syntaks tjekke.<text:tab/>18</text:p>
          <text:p text:style-name="P98">3.3.6 Use Case 23: Bruge makroer.<text:tab/>18</text:p>
          <text:p text:style-name="P98">3.3.7 Use Case 24: Bruge genvejstaster.<text:tab/>19</text:p>
          <text:p text:style-name="P98"><text:soft-page-break/>3.3.8 Use Case 25: Bruge intellisense.<text:tab/>19</text:p>
          <text:p text:style-name="P98">3.3.9 Use Case 26: Åbne/lukke filer.<text:tab/>19</text:p>
          <text:p text:style-name="P98">3.3.10 Use Case 27: Gemme filer.<text:tab/>19</text:p>
          <text:p text:style-name="P98">3.3.11 Use Case 28: Søge og erstatte ord.<text:tab/>19</text:p>
          <text:p text:style-name="P98">3.3.12 Use Case 29: Udskrive filer.<text:tab/>19</text:p>
          <text:p text:style-name="P98">3.3.13 Use Case 30: Påminde om at gemme.<text:tab/>20</text:p>
          <text:p text:style-name="P98">3.3.14 Use Case 31: Aktivere tekstombrydning.<text:tab/>20</text:p>
          <text:p text:style-name="P98">3.3.15 Use Case 32: Have auto-indentation.<text:tab/>20</text:p>
          <text:p text:style-name="P98">3.3.16 Use Case 33: Have flere filer åbne.<text:tab/>20</text:p>
          <text:p text:style-name="P98">3.3.17 Use Case 34: Have file explorer.<text:tab/>20</text:p>
          <text:p text:style-name="P98">3.3.18 Use Case 35: Have autosave.<text:tab/>20</text:p>
          <text:p text:style-name="P98">3.3.19 Use Case 36: Have undo/redo.<text:tab/>21</text:p>
          <text:p text:style-name="P98">3.3.20 Use Case 37: Have syntaks highlighting. <text:tab/>21</text:p>
          <text:p text:style-name="P98">3.3.21 Use Case 38: Have DSL arbejdsområde.<text:tab/>21</text:p>
          <text:p text:style-name="P98">3.3.22 Use Case 39: Have fil information vist.<text:tab/>21</text:p>
          <text:p text:style-name="P98">3.3.23 Use Case 40: Som bruger vil jeg kunne sende fil over i styresystemet.<text:tab/>21</text:p>
          <text:p text:style-name="P98">Use cases efter første specificering:<text:tab/>21</text:p>
          <text:p text:style-name="P99">Styresystem:<text:tab/>21</text:p>
          <text:p text:style-name="P99">Simulator:<text:tab/>22</text:p>
          <text:p text:style-name="P99">IDE:<text:tab/>22</text:p>
          <text:p text:style-name="P97">4. Eksterne grænseflader<text:tab/>23</text:p>
          <text:p text:style-name="P98">4.1 Bruger-grænseflade<text:tab/>23</text:p>
          <text:p text:style-name="P98">4.2 Hardware-grænseflade<text:tab/>26</text:p>
          <text:p text:style-name="P98">4.3 Kommunikations-grænseflade<text:tab/>26</text:p>
          <text:p text:style-name="P98">4.4 Software-grænseflade<text:tab/>27</text:p>
          <text:p text:style-name="P97">5. Krav til systemets ydelse<text:tab/>28</text:p>
          <text:p text:style-name="P97">6. Kvalitetsfaktorer<text:tab/>28</text:p>
          <text:p text:style-name="P97">8. Andre krav<text:tab/>29</text:p>
        </text:index-body>
      </text:table-of-content>
      <text:p text:style-name="P2"/>
      <text:h text:style-name="P84" text:outline-level="1">1. Indledning</text:h>
      <text:h text:style-name="P87" text:outline-level="2">1.1 Formål</text:h>
      <text:p text:style-name="P16">Robotic Global Organis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10">Dette projekt er internt i virksomheden, <text:s/>og derfor er vi både producent og kunde. </text:p>
      <text:h text:style-name="P87" text:outline-level="2">1.2 Referencer</text:h>
      <text:p text:style-name="P16">Bøger og udlevering fra følgende fag:</text:p>
      <text:list xml:id="list27139811" text:style-name="L1">
        <text:list-item>
          <text:p text:style-name="P65">I4DAB1</text:p>
        </text:list-item>
        <text:list-item>
          <text:p text:style-name="P65">I4INF1 – Measurements &amp; Instrumentations Principles</text:p>
        </text:list-item>
        <text:list-item>
          <text:p text:style-name="P65">I4SWT1 – The Art of Unit Testing with Examples in .NET</text:p>
        </text:list-item>
        <text:list-item>
          <text:p text:style-name="P65">I4WIN1- Pro WPF in C# 2010</text:p>
        </text:list-item>
      </text:list>
      <text:p text:style-name="P19"/>
      <text:p text:style-name="P19"><text:span text:style-name="T25">Udleverede</text:span> <text:span text:style-name="T25">materialer</text:span>:</text:p>
      <text:list xml:id="list27142779" text:style-name="L2">
        <text:list-item>
          <text:p text:style-name="P66">Controller-USB, Users Manual</text:p>
        </text:list-item>
        <text:list-item>
          <text:p text:style-name="P66">Scorbase, Users Manual</text:p>
        </text:list-item>
        <text:list-item>
          <text:p text:style-name="P66">Scorbot-ER 4u, Users Manual</text:p>
        </text:list-item>
        <text:list-item>
          <text:p text:style-name="P66">Robotics and Materials Handling 1, Student Activities Book</text:p>
        </text:list-item>
        <text:list-item>
          <text:p text:style-name="P66">RoboCell, Users Manual</text:p>
        </text:list-item>
        <text:list-item>
          <text:p text:style-name="P66">Datablad for vejecelle</text:p>
        </text:list-item>
        <text:list-item>
          <text:p text:style-name="P66">USBC-documentation</text:p>
        </text:list-item>
        <text:list-item>
          <text:p text:style-name="P67">Projektoplæg </text:p>
        </text:list-item>
      </text:list>
      <text:h text:style-name="P87" text:outline-level="2">1.3 Læsevejledning</text:h>
      <text:p text:style-name="P4">Udover Indledningen har vi ni punkter i kravspecifikationen.</text:p>
      <text:list xml:id="list27145311" text:style-name="L3">
        <text:list-item>
          <text:p text:style-name="P69"><text:span text:style-name="Standardskrifttype_20_i_20_afsnit"><text:span text:style-name="T3">Punkt 2 : Omhandler kravene til SIR, som skal udvikles.</text:span></text:span></text:p>
        </text:list-item>
        <text:list-item>
          <text:p text:style-name="P72">Punkt 3 : Omhandler de funktionelle krav til SIR ved hjælp af use cases.</text:p>
        </text:list-item>
        <text:list-item>
          <text:p text:style-name="P72">Punkt 4 : Omhandler kravene til grænsefladerne.</text:p>
        </text:list-item>
        <text:list-item>
          <text:p text:style-name="P72">Punkt 5 : Omhandler kravene som stilles til systemets ydelse.</text:p>
        </text:list-item>
        <text:list-item>
          <text:p text:style-name="P72">Punkt 6 : Omhandler kvalitetsfaktorer som stilles til systemet.</text:p>
        </text:list-item>
        <text:list-item>
          <text:p text:style-name="P72"><text:soft-page-break/>Punkt 7 : Omhandler kravene til designet der skal overholdes, når systemet er færdigudviklet.</text:p>
        </text:list-item>
        <text:list-item>
          <text:p text:style-name="P69"><text:span text:style-name="Standardskrifttype_20_i_20_afsnit"><text:span text:style-name="T3">Punkt 8 : Omhandler andre krav til systemet såsom myndighedskrav, miljøkrav etc.</text:span></text:span></text:p>
        </text:list-item>
        <text:list-item>
          <text:p text:style-name="P69"><text:span text:style-name="Standardskrifttype_20_i_20_afsnit"><text:span text:style-name="T3">Punkt 9 : Omhandler det aftalte antal delleveringer af SIR.</text:span></text:span></text:p>
        </text:list-item>
        <text:list-item>
          <text:p text:style-name="P73">Punkt 10: Bilag, herunder skabeloner, datadefinitioner og ordliste.<text:tab/></text:p>
        </text:list-item>
      </text:list>
      <text:p text:style-name="P53"/>
      <text:h text:style-name="P84" text:outline-level="1">2. Generel beskrivelse</text:h>
      <text:h text:style-name="P90" text:outline-level="2">2.1 Systembeskrivelse</text:h>
      <text:p text:style-name="P25">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25">Emnerne bliver sorteret i forskellige kasser, der er én kasse per emnetype. I systemoversigten, som ses afbilledet i <text:span text:style-name="T30">illustration 1</text:span> er det selve Controlleren, vi kommer til at udvikle. Den består i korte træk af:</text:p>
      <text:list xml:id="list27165857" text:style-name="L4">
        <text:list-item>
          <text:p text:style-name="P70"><text:span text:style-name="T13">Database</text:span><text:span text:style-name="T12"> – Indeholder informationer om hele systemet: emner, aktører, placering af kasser m.m. Brugeren kan via databasen hente og modificere disse informationer.</text:span></text:p>
        </text:list-item>
        <text:list-item>
          <text:p text:style-name="P70"><text:span text:style-name="T13">IDE</text:span><text:span text:style-name="T12"> – Gør brugeren i stand til at styre robotten via et scripting-language, vi selv designer.</text:span></text:p>
        </text:list-item>
        <text:list-item>
          <text:p text:style-name="P70"><text:span text:style-name="T24">Simulator</text:span> – En robot-simulator, der gør det muligt at udføre funktioner og teste systemet, uden der er tilknyttet en robot. </text:p>
        </text:list-item>
        <text:list-item>
          <text:p text:style-name="P70"><text:span text:style-name="T13">Styresystemet</text:span><text:span text:style-name="T12"> – tager sig af kommunikationen mellem de andre komponenter og robotten.</text:span></text:p>
        </text:list-item>
      </text:list>
      <text:p text:style-name="P25">Controlleren kommunikerer med Robotten, en Terminal og en Vejecelle.</text:p>
      <text:h text:style-name="P95" text:outline-level="3"><text:soft-page-break/>2.1.1 Systemoversigt</text:h>
      <text:p text:style-name="P55"><draw:frame draw:style-name="fr1" draw:name="Frame1" text:anchor-type="paragraph" svg:x="-0.503cm" svg:y="0cm" svg:width="17cm" draw:z-index="0"><draw:text-box fo:min-height="12.143cm"><text:p text:style-name="Illustration"><draw:frame draw:style-name="fr2" draw:name="graphics1" text:anchor-type="paragraph" svg:x="0.004cm" svg:y="0.002cm" svg:width="17cm" style:rel-width="100%" svg:height="12.143cm" style:rel-height="scale" draw:z-index="1"><draw:image xlink:href="Pictures/1000000000000299000001DB11180A73.png" xlink:type="simple" xlink:show="embed" xlink:actuate="onLoad"/></draw:frame>Illustration <text:sequence text:ref-name="refIllustration0" text:name="Illustration" text:formula="ooow:Illustration+1" style:num-format="1">1</text:sequence>: Visuel beskrivelse af vores system</text:p></draw:text-box></draw:frame></text:p>
      <text:p text:style-name="P55"/>
      <text:p text:style-name="P55"/>
      <text:p text:style-name="P55"/>
      <text:p text:style-name="P55"/>
      <text:p text:style-name="P55"/>
      <text:p text:style-name="P55"/>
      <text:p text:style-name="P55"/>
      <text:p text:style-name="P55"/>
      <text:p text:style-name="P55"/>
      <text:h text:style-name="P95" text:outline-level="3"><text:soft-page-break/>2.1.2 Aktør-kontekst diagram</text:h>
      <text:p text:style-name="P44"><draw:frame draw:style-name="fr3" draw:name="graphics2" text:anchor-type="paragraph" svg:width="8.281cm" svg:height="13.019cm" draw:z-index="3"><draw:image xlink:href="Pictures/1000000000000139000001EC54F56009.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Illustration 2 viser et aktør-kontekst diagram for SIR med de aktører, der kommunikerer med systemet. Aktørerne er beskrevet i næste afsnit.</text:p>
      <text:h text:style-name="P95" text:outline-level="3">2.1.3 Aktør beskrivelser</text:h>
      <text:p text:style-name="P44">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4"><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1">Type:</text:p>
          </table:table-cell>
          <table:table-cell table:style-name="Table3.B2" office:value-type="string">
            <text:p text:style-name="P4">Primær</text:p>
          </table:table-cell>
        </table:table-row>
        <table:table-row>
          <table:table-cell table:style-name="Table3.A2" office:value-type="string">
            <text:p text:style-name="P11">Beskrivelse:</text:p>
          </table:table-cell>
          <table:table-cell table:style-name="Table3.B2" office:value-type="string">
            <text:p text:style-name="P24"><text:span text:style-name="Standardskrifttype_20_i_20_afsnit"><text:span text:style-name="T3">En person, der benytter vores robotsystem. Brugeren er interesseret i at benytte funktioner i systemet.</text:span></text:span></text:p>
          </table:table-cell>
        </table:table-row>
        <text:soft-page-break/>
        <table:table-row>
          <table:table-cell table:style-name="Table3.A2" office:value-type="string">
            <text:p text:style-name="P13">Antal samtidige aktører:</text:p>
          </table:table-cell>
          <table:table-cell table:style-name="Table3.B2" office:value-type="string">
            <text:p text:style-name="P42">1</text:p>
          </table:table-cell>
        </table:table-row>
      </table:table>
      <text:p text:style-name="P27"/>
      <table:table table:name="Table4" table:style-name="Table4">
        <table:table-column table:style-name="Table4.A"/>
        <table:table-column table:style-name="Table4.B"/>
        <table:table-row>
          <table:table-cell table:style-name="Table4.A1" office:value-type="string">
            <text:p text:style-name="P24"><text:span text:style-name="Standardskrifttype_20_i_20_afsnit"><text:span text:style-name="T7">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1">Type:</text:p>
          </table:table-cell>
          <table:table-cell table:style-name="Table4.B2" office:value-type="string">
            <text:p text:style-name="P4">Primær</text:p>
          </table:table-cell>
        </table:table-row>
        <table:table-row>
          <table:table-cell table:style-name="Table4.A2" office:value-type="string">
            <text:p text:style-name="P11">Beskrivelse:</text:p>
          </table:table-cell>
          <table:table-cell table:style-name="Table4.B2" office:value-type="string">
            <text:p text:style-name="P24"><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3">Antal samtidige aktører:</text:p>
          </table:table-cell>
          <table:table-cell table:style-name="Table4.B2" office:value-type="string">
            <text:p text:style-name="P42">1</text:p>
          </table:table-cell>
        </table:table-row>
      </table:table>
      <text:p text:style-name="P28"/>
      <text:h text:style-name="P90" text:outline-level="2">2.2 Systemets funktioner</text:h>
      <text:p text:style-name="P24">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95" text:outline-level="3"><text:soft-page-break/>2.2.1 Use Case diagram</text:h>
      <text:p text:style-name="P55"><draw:frame draw:style-name="fr4" draw:name="graphics3" text:anchor-type="paragraph" svg:width="11.538cm" svg:height="21.382cm" draw:z-index="2"><draw:image xlink:href="Pictures/10000000000001B4000003286F639FB0.png" xlink:type="simple" xlink:show="embed" xlink:actuate="onLoad"/></draw:frame></text:p>
      <text:h text:style-name="P90" text:outline-level="2"><text:soft-page-break/>2.3 Systemets begrænsninger</text:h>
      <text:p text:style-name="P25">Vores SIR-system er udviklet udelukkende udviklet til at kunne automatisere en allerede eksisterende proces. Det er derfor uvist, hvor let systemet vil kunne modificeres til brug i andre øjemed, da den udelukkende er udviklet med vores specifikke problem for øje.</text:p>
      <text:p text:style-name="P25"/>
      <text:h text:style-name="P90" text:outline-level="2">2.4 Systemets fremtid</text:h>
      <text:p text:style-name="P25">I fremtiden ville der kunne implementeres følgende for at udvide systemets funktionalitet:</text:p>
      <text:list xml:id="list27143756" text:style-name="L5">
        <text:list-item>
          <text:p text:style-name="P76">Automatisering af andre problemstillinger. </text:p>
        </text:list-item>
        <text:list-item>
          <text:p text:style-name="P76">Manuel pendant.</text:p>
        </text:list-item>
      </text:list>
      <text:p text:style-name="P25">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25"/>
      <text:p text:style-name="P25">En manuel pendant ville kunne give brugeren en anden tilgang til at kunne kontrollere robotten, brugeren er altså ikke afhængig af computeren. </text:p>
      <text:h text:style-name="P90" text:outline-level="2">2.5 Brugerprofil</text:h>
      <text:p text:style-name="P25">Til systemet er der 2 brugerprofiler. </text:p>
      <text:p text:style-name="P26">Bruger: <text:span text:style-name="T26">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26">Tekniker: <text:span text:style-name="T26">Skal have et mere dybdegående kendskab end brugeren, da teknikerne skal kunne vedligeholde systemet. <text:s text:c="2"/></text:span></text:p>
      <text:h text:style-name="P90" text:outline-level="2">2.6 Krav til udviklingsforløbet</text:h>
      <text:p text:style-name="P25">Projektet udvikles efter en iterativ udviklingsproces, UP, hvor vi indtil videre har 4 delleveringer, for løbende af få feedback på vores arbejde, udover det benytter vi Scrum som framework. <text:s/></text:p>
      <text:h text:style-name="P90" text:outline-level="2"><text:soft-page-break/>2.7 Omfang af kundeleverance</text:h>
      <text:p text:style-name="P33">Til RoboGo overdrages følgende dokumentation.</text:p>
      <text:p text:style-name="P64"><text:span text:style-name="T27"><text:tab/>• </text:span><text:span text:style-name="T28">Kravspecifikation.</text:span></text:p>
      <text:p text:style-name="P62"><text:span text:style-name="T27">• </text:span><text:span text:style-name="T28">Accepttestspecifikation.</text:span></text:p>
      <text:p text:style-name="P62"><text:span text:style-name="T27">• </text:span><text:span text:style-name="T28">Testresultater.</text:span></text:p>
      <text:p text:style-name="P62"><text:span text:style-name="T27">• </text:span><text:span text:style-name="T28">Designdokumentation.</text:span></text:p>
      <text:p text:style-name="P62"><text:span text:style-name="T27">• </text:span><text:span text:style-name="T28">Implementeringsdokument.</text:span></text:p>
      <text:p text:style-name="P62"><text:span text:style-name="T27">• </text:span><text:span text:style-name="T28">Brugermanual.</text:span></text:p>
      <text:p text:style-name="P62"><text:span text:style-name="T27">• </text:span><text:span text:style-name="T28">Software i eksekverbar form og kildekoder.</text:span></text:p>
      <text:p text:style-name="P63"><text:span text:style-name="T27">• </text:span><text:span text:style-name="T29">Dokumentationen afleveres på CD-ROM og i papirform</text:span></text:p>
      <text:h text:style-name="P90" text:outline-level="2">2.8 Forudsætninger</text:h>
      <text:p text:style-name="P25">Der forventes at SCORBASE robotten er til rådighed, samt at den virker. </text:p>
      <text:p text:style-name="P56"/>
      <text:h text:style-name="P85" text:outline-level="1">3. Funktionelle krav – Use Cases</text:h>
      <text:p text:style-name="P24">Use casene er delt op 3 dele:</text:p>
      <text:list xml:id="list27161984" text:style-name="L6">
        <text:list-item>
          <text:p text:style-name="P71">Styresystem</text:p>
        </text:list-item>
        <text:list-item>
          <text:p text:style-name="P71">Simulator</text:p>
        </text:list-item>
        <text:list-item>
          <text:p text:style-name="P71">IDE</text:p>
        </text:list-item>
      </text:list>
      <text:p text:style-name="P24">Da de passer til henholdsvis hver af disse komponenter.</text:p>
      <text:p text:style-name="P24">De er i første omgang skrevet i en brief format, som så senere kan specificeres mere præcist, når de bliver arbejdet på.</text:p>
      <text:p text:style-name="P24">De er sat i tilfældig rækkefølge, da det er op til produktejeren/stakeholder om at holde styr på prioritering i hans produkt backlog. Disse use cases er her for reference for udviklerne.</text:p>
      <text:p text:style-name="P24"/>
      <text:p text:style-name="P29">Skal tjekke nummering igennem.(Til sidst så passer)</text:p>
      <text:p text:style-name="P30"/>
      <text:p text:style-name="P31"/>
      <text:p text:style-name="P30">Punkter der markeret med gult indikerer ting som der er tvivl om skal være der, eller punktet ikke forståes.</text:p>
      <text:p text:style-name="P30"/>
      <text:p text:style-name="P29">Andet:</text:p>
      <text:p text:style-name="P32">Har prøvet at udelade ord som 'knap' og 'tastatur', da ikke skal komme ind på implementation, men har stadig brugt ord som ”brugergrænseflade”.</text:p>
      <text:p text:style-name="P32">Kan også kun have use casene, som vi har valgt i sprint backlog.</text:p>
      <text:h text:style-name="P88" text:outline-level="2"/>
      <text:h text:style-name="P93" text:outline-level="2">3.1 Styresystem:</text:h>
      <text:h text:style-name="P87" text:outline-level="2">3.1.1 Use Case 1: S<text:span text:style-name="T15">tarte/stoppe systemet.</text:span></text:h>
      <text:p text:style-name="P27">Main success scenarie:</text:p>
      <text:p text:style-name="P50">”Brugeren starter systemet og kan bagefter stoppe systemet.”</text:p>
      <text:h text:style-name="Heading_20_2" text:outline-level="2"><text:span text:style-name="T12">3.1.2 Use Case 2: Styre klods placering</text:span><text:span text:style-name="T19">.</text:span><text:span text:style-name="T19"> </text:span></text:h>
      <text:p text:style-name="P45">Main success scenarie:</text:p>
      <text:p text:style-name="P50">”Brugeren indstiller forskellige værdier for hvor robotten skal placere de forskellige klods typer, robotten vil derefter regulere efter den nye position.”</text:p>
      <text:h text:style-name="Heading_20_2" text:outline-level="2"><text:span text:style-name="T12">3.1.3 Use Case 3: Tjekke loggen</text:span><text:span text:style-name="T19">. </text:span></text:h>
      <text:p text:style-name="P45">Main success scenarie:</text:p>
      <text:p text:style-name="P50">”Brugeren interagerer med brugergrænsefladen og får en liste over alle events der er sket siden programmet startede.”</text:p>
      <text:h text:style-name="Heading_20_2" text:outline-level="2"><text:span text:style-name="T12">3.1.4 Use Case 4: Manuelt styre</text:span><text:span text:style-name="T19">.</text:span></text:h>
      <text:p text:style-name="P45">Main success scenarie:</text:p>
      <text:p text:style-name="P50">”Brugeren interagerer med enten brugergrænsefladen eller tastaturet, og alt efter hvad han gør, vil robotten bevæge sig på en bestemt måde.”</text:p>
      <text:h text:style-name="Heading_20_2" text:outline-level="2"><text:span text:style-name="T12">3.1.5 Use Case 5: Skifte mellem robot og simulator</text:span><text:span text:style-name="T19">. </text:span></text:h>
      <text:p text:style-name="P45">Main success scenarie:</text:p>
      <text:p text:style-name="P50">”Brugeren skifter mellem 2 forskellige indstillinger og alt efter indstillingen, vil det enten være robotten eller simulatoren, som udfører koden.”</text:p>
      <text:h text:style-name="Heading_20_2" text:outline-level="2"><text:span text:style-name="T12">3.1.6 Use Case 6: </text:span><text:span text:style-name="T19">Se klodser lagret.</text:span></text:h>
      <text:p text:style-name="P45">Main success scenarie:</text:p>
      <text:p text:style-name="P50">”Brugeren interagerer med brugergrænsefladen og får en liste over alle klodser der er blevet placeret af robotten/simulatoren.”</text:p>
      <text:h text:style-name="Heading_20_2" text:outline-level="2"><text:soft-page-break/><text:span text:style-name="T12">3.1.7 Use Case 7: Se about box</text:span><text:span text:style-name="T19">.</text:span></text:h>
      <text:p text:style-name="P45">Main success scenarie:</text:p>
      <text:p text:style-name="P50">”Brugeren interagerer med brugergrænsefladen og får listet alle tingene der indgår i systemet.”</text:p>
      <text:h text:style-name="Heading_20_2" text:outline-level="2"><text:span text:style-name="T12">3.1.8 Use Case 8: Login</text:span><text:span text:style-name="T19">.</text:span></text:h>
      <text:p text:style-name="P45">Main success scenarie:</text:p>
      <text:p text:style-name="P50">”Når programmet er startet op vil der være adgang til login, hvor brugeren/teknikeren vil kunne login. Systemer vil så være indstillet for brugeren/teknikeren der er logget ind.”</text:p>
      <text:h text:style-name="Heading_20_2" text:outline-level="2">3.1.9 Use Case 9: Have GUI<text:span text:style-name="T18">.</text:span></text:h>
      <text:p text:style-name="P27">Main success scenarie:</text:p>
      <text:p text:style-name="P52">”Brugeren har en GUI, hvor der er adgang til systemets funktionalitet.”</text:p>
      <text:h text:style-name="Heading_20_2" text:outline-level="2"><text:span text:style-name="T13">3.1.11 Use Case 10: </text:span><text:span text:style-name="T20">Følge program udvikling</text:span><text:span text:style-name="T21">.</text:span><text:span text:style-name="T19"> </text:span></text:h>
      <text:p text:style-name="P46">Main success scenarie:</text:p>
      <text:p text:style-name="P51">”Under kørsel af programmet vil brugeren se hvilken del af koden der kører.”</text:p>
      <text:p text:style-name="P49">Var det det der blev ment.</text:p>
      <text:h text:style-name="Heading_20_2" text:outline-level="2"><text:span text:style-name="T12">3.1.10 Use Case 11: </text:span><text:span text:style-name="T19">Sætte klods tolerance.</text:span></text:h>
      <text:p text:style-name="P57">Main success scenarie:</text:p>
      <text:h text:style-name="P94" text:outline-level="2">3.2 Simulator:</text:h>
      <text:h text:style-name="P91" text:outline-level="2">3.2.1 Use Case 12: Se robot/simulator position<text:span text:style-name="T18">.</text:span></text:h>
      <text:p text:style-name="P27">Main success scenarie:</text:p>
      <text:p text:style-name="P50">”Teknikeren får ved hver bevægelse af robotten/simulatoren vist positionen af robotten/simulatoren.”</text:p>
      <text:h text:style-name="Heading_20_2" text:outline-level="2"><text:span text:style-name="T23">3.2.2 Use Case 13: Køre kode</text:span><text:span text:style-name="T17">.</text:span></text:h>
      <text:p text:style-name="P45">Main success scenarie:</text:p>
      <text:p text:style-name="P50">”Brugeren har valg noget DSL kode og starter derefter kørsel af koden på robotten/simulatoren.”</text:p>
      <text:h text:style-name="Heading_20_2" text:outline-level="2"><text:span text:style-name="T23">3.2.3 Use Case 14: Vise kørselstid</text:span><text:span text:style-name="T17">.</text:span></text:h>
      <text:p text:style-name="P58">Main success scenarie:</text:p>
      <text:p text:style-name="P60">”Efter brugeren har startet simuleringen, får han vist en timer, som indikerer hvor lang tid simuleringen ville vare i virkeligheden, hvis koden kørte på robotten.”</text:p>
      <text:h text:style-name="Heading_20_2" text:outline-level="2"><text:span text:style-name="T23">3.2.4 Use Case 15: Have grafisk visning</text:span><text:span text:style-name="T17">.</text:span></text:h>
      <text:p text:style-name="P47">Main success scenarie:</text:p>
      <text:p text:style-name="P52">”Når simulatoren er valgt vil simulatoren vise hvordan robotten ville se ud efter forskellige kommandoer er kørt.”</text:p>
      <text:h text:style-name="P92" text:outline-level="2">3.2.5 Use Case 16: Hente værdier til styresystem<text:span text:style-name="T18">.</text:span></text:h>
      <text:p text:style-name="P30">Main success scenarie:</text:p>
      <text:p text:style-name="P59">Behøver den det og hvad skal egentlig hentes?</text:p>
      <text:h text:style-name="P92" text:outline-level="2"><text:span text:style-name="T23">3.2.6 Use Case 17: Kalibrere værdier</text:span><text:span text:style-name="T17">.</text:span></text:h>
      <text:p text:style-name="P46">Main success scenarie:</text:p>
      <text:p text:style-name="P51">”Teknikere aktiverer en speciel menu, hvorfra han kan fin indstille værdier for ???”</text:p>
      <text:p text:style-name="P59">Hvad kan kalibreres i simulatoren?</text:p>
      <text:h text:style-name="P89" text:outline-level="2"><text:soft-page-break/>3.3 IDE:</text:h>
      <text:h text:style-name="P91" text:outline-level="2">3.3.1 Use Case 18: I<text:span text:style-name="T18">ndlæse/køre systemet DSL-filer direkte.</text:span></text:h>
      <text:p text:style-name="P27">Main success scenarie:</text:p>
      <text:p text:style-name="P52">”Brugeren vælger en DSL fil og så bliver den indlæst, så robotten/simulatoren kan køre den.”</text:p>
      <text:h text:style-name="Heading_20_2" text:outline-level="2"><text:span text:style-name="T23">3.3.2 Use Case 19: Debugge</text:span><text:span text:style-name="T17">. </text:span></text:h>
      <text:p text:style-name="P47">Main success scenarie:</text:p>
      <text:p text:style-name="P52">”Brugeren vælger hvor programmet skal starte fra og han kan derfra steppe gennem koden.”</text:p>
      <text:h text:style-name="Heading_20_2" text:outline-level="2"><text:span text:style-name="T23">3.3.3 Use Case 20: Se DSL manual</text:span><text:span text:style-name="T17">.</text:span></text:h>
      <text:p text:style-name="P45">Main success scenarie:</text:p>
      <text:p text:style-name="P50">”Brugeren interagerer med brugergrænsefladen og får vist en liste over hvilke kommandoer han har til rådighed i DSL sproget, samt en kort forklaring dertil.”</text:p>
      <text:h text:style-name="Heading_20_2" text:outline-level="2"><text:span text:style-name="T23">3.3.4 Use Case 21: Indstille editor</text:span><text:span text:style-name="T17">.</text:span></text:h>
      <text:p text:style-name="P45">Main success scenarie:</text:p>
      <text:p text:style-name="P50">”Brugeren <text:s/>interagerer med brugergrænsefladen og får vist forskellige indstillinger for, hvordan han kan indstille farveskema og font for editorens tekst.”</text:p>
      <text:h text:style-name="Heading_20_2" text:outline-level="2"><text:span text:style-name="T23">3.3.5 Use Case 22: </text:span><text:span text:style-name="T17">Syntaks tjekke.</text:span></text:h>
      <text:p text:style-name="P45">Main success scenarie:</text:p>
      <text:p text:style-name="P50">”Brugeren trykker <text:s/>interagerer med brugergrænsefladen og får markeret i koden, hvor der er syntaksfejl.”</text:p>
      <text:h text:style-name="Heading_20_2" text:outline-level="2"><text:span text:style-name="T23">3.3.6 Use Case 23: </text:span><text:span text:style-name="T17">Bruge makroer.</text:span></text:h>
      <text:p text:style-name="P45">Main success scenarie:</text:p>
      <text:p text:style-name="P50">”Brugeren vælger en kode makro og indholdet bliver sat ind i editoren.”</text:p>
      <text:h text:style-name="Heading_20_2" text:outline-level="2"><text:soft-page-break/><text:span text:style-name="T23">3.3.7 Use Case 24: </text:span><text:span text:style-name="T17">Bruge genvejstaster.</text:span></text:h>
      <text:p text:style-name="P45">Main success scenarie:</text:p>
      <text:p text:style-name="P50">”Brugeren trykker på en tastatur genvej, og den tilhørende kommando vil blive udført.”</text:p>
      <text:h text:style-name="Heading_20_2" text:outline-level="2"><text:span text:style-name="T23">3.3.8 Use Case 25: Bruge intellisense</text:span><text:span text:style-name="T17">.</text:span></text:h>
      <text:p text:style-name="P45">Main success scenarie:</text:p>
      <text:p text:style-name="P50">”Mens brugeren skriver noget kode vil der komme forslag til hvad brugeren måske ville skrive. Brugeren kan vælge en af mulighederne og få det indsat.”</text:p>
      <text:h text:style-name="Heading_20_2" text:outline-level="2"><text:span text:style-name="T23">3.3.9 Use Case 26: Åbne/lukke filer</text:span><text:span text:style-name="T17">.</text:span></text:h>
      <text:p text:style-name="P45">Main success scenarie:</text:p>
      <text:p text:style-name="P50">”Brugeren åbner en fil og den vil blive vist i editoren. Efterfølgende kan han så lukke filen, så den ikke bliver vist længere.”</text:p>
      <text:h text:style-name="Heading_20_2" text:outline-level="2"><text:span text:style-name="T23">3.3.10 Use Case 27: </text:span><text:span text:style-name="T17">Gemme filer.</text:span></text:h>
      <text:p text:style-name="P45">Main success scenarie:</text:p>
      <text:p text:style-name="P50">”Brugeren interagerer med brugergrænsefladen eller bruger en genvejstast og den nuværende fil vil derefter blive gemt.”</text:p>
      <text:h text:style-name="Heading_20_2" text:outline-level="2"><text:span text:style-name="T23">3.3.11 Use Case 28: Søge og erstatte ord</text:span><text:span text:style-name="T17">.</text:span></text:h>
      <text:p text:style-name="P45">Main success scenarie:</text:p>
      <text:p text:style-name="P50">”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23">3.3.12 Use Case 29: </text:span><text:span text:style-name="T17">Udskrive filer.</text:span></text:h>
      <text:p text:style-name="P45">Main success scenarie:</text:p>
      <text:p text:style-name="P50">”Brugeren <text:s/>interagerer med brugergrænsefladen eller bruger en genvejstast til at få en standard print dialog.”</text:p>
      <text:h text:style-name="Heading_20_2" text:outline-level="2"><text:soft-page-break/><text:span text:style-name="T23">3.3.13 Use Case 30: </text:span><text:span text:style-name="T17">Påminde om at gemme.</text:span></text:h>
      <text:p text:style-name="P45">Main success scenarie:</text:p>
      <text:p text:style-name="P50">”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23">3.3.14 Use Case 31:</text:span><text:span text:style-name="T17"> Aktivere tekstombrydning.</text:span></text:h>
      <text:p text:style-name="P47">Main success scenarie:</text:p>
      <text:p text:style-name="P52">”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23">3.3.15 Use Case 32:</text:span><text:span text:style-name="T17"> Have auto-indentation.</text:span></text:h>
      <text:p text:style-name="P47">Main success scenarie:</text:p>
      <text:p text:style-name="P52">”Brugeren skriver noget kode og editoren indenter automatisk koden.”</text:p>
      <text:h text:style-name="Heading_20_2" text:outline-level="2"><text:span text:style-name="T23">3.3.16 Use Case 33: </text:span><text:span text:style-name="T17">Have flere filer åbne.</text:span></text:h>
      <text:p text:style-name="P47">Main success scenarie:</text:p>
      <text:p text:style-name="P52">”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23">3.3.17 Use Case 34: Have file explorer</text:span><text:span text:style-name="T17">.</text:span></text:h>
      <text:p text:style-name="P47">Main success scenarie:</text:p>
      <text:p text:style-name="P52">”Brugeren ser en liste over åbne filer i IDE´en og kan derfra vise filerne i editoren.”</text:p>
      <text:h text:style-name="Heading_20_2" text:outline-level="2"><text:span text:style-name="T23">3.3.18 Use Case 35: </text:span><text:span text:style-name="T17">Have autosave.</text:span></text:h>
      <text:p text:style-name="P47">Main success scenarie:</text:p>
      <text:p text:style-name="P52">”Koden i editoren vil automatisk blive gemt med et bestemt interval, hvis brugeren har valgt dette.”</text:p>
      <text:h text:style-name="Heading_20_2" text:outline-level="2"><text:soft-page-break/><text:span text:style-name="T23">3.3.19 Use Case 36: Have</text:span><text:span text:style-name="T17"> undo/redo.</text:span></text:h>
      <text:p text:style-name="P47">Main success scenarie:</text:p>
      <text:p text:style-name="P52">”Brugeren <text:s/>interagerer med brugergrænsefladen eller bruger en genvejstast, som gør at koden kommer 1 til flere ændringer tilbage eller frem i tiden(Hvis har gået tilbage i tiden for filen).”</text:p>
      <text:h text:style-name="P91" text:outline-level="2"><text:span text:style-name="T23">3.3.20 Use Case 37: Have s</text:span><text:span text:style-name="T17">yntaks highlighting. </text:span></text:h>
      <text:p text:style-name="P27">Main success scenarie:</text:p>
      <text:p text:style-name="P52">”I editoren vil brugeren få markeret nøgleord/keywords i DSL koden.”</text:p>
      <text:h text:style-name="Heading_20_2" text:outline-level="2"><text:span text:style-name="T23">3.3.21 Use Case 38: </text:span><text:span text:style-name="T17">Have DSL arbejdsområde.</text:span></text:h>
      <text:p text:style-name="P47">Main success scenarie:</text:p>
      <text:p text:style-name="P52">”Brugeren har et område, hvor han skriver DSL koden og kan derfra arbejde videre med den.”</text:p>
      <text:h text:style-name="P91" text:outline-level="2">3.3.22 Use Case 39: <text:span text:style-name="T18">Have fil information vist.</text:span></text:h>
      <text:p text:style-name="P27">Main success scenarie:</text:p>
      <text:p text:style-name="P52">”Mens brugeren arbejder i IDE´en vil han kunne se informationer for filen..”</text:p>
      <text:h text:style-name="Heading_20_2" text:outline-level="2"><text:span text:style-name="T23">3.3.23 Use Case 40: </text:span><text:span text:style-name="T17">Som bruger vil jeg kunne sende fil over i styresystemet.</text:span></text:h>
      <text:p text:style-name="P46">Main success scenarie:</text:p>
      <text:p text:style-name="P49">Hører vidst mere til 'under the hood' for implementationen af systemet.</text:p>
      <text:p text:style-name="P49"/>
      <text:h text:style-name="P89" text:outline-level="2">Use cases efter første specificering:</text:h>
      <text:p text:style-name="P48">Use cases, som der senere er kommet frem inde i construction eller efter feedback.</text:p>
      <text:h text:style-name="P96" text:outline-level="3">Styresystem:</text:h>
      <text:p text:style-name="P48">Ingen.</text:p>
      <text:h text:style-name="P96" text:outline-level="3"><text:soft-page-break/>Simulator:</text:h>
      <text:p text:style-name="P48">Ingen.</text:p>
      <text:h text:style-name="P96" text:outline-level="3">IDE:</text:h>
      <text:p text:style-name="P61">Ingen.</text:p>
      <text:h text:style-name="P86" text:outline-level="1"><text:span text:style-name="T12">4. E</text:span><text:span text:style-name="T11">ksterne grænseflader</text:span></text:h>
      <text:h text:style-name="P90" text:outline-level="2">4.1 Bruger-grænseflade</text:h>
      <text:p text:style-name="P21">De primære krav til brugergrænsefladen er at det skal være læsbart og bruger venligt.</text:p>
      <text:p text:style-name="P21"/>
      <text:p text:style-name="P21">Brugergrænsefladen laves via WPF (Windows Presentation Foundation), som er et grafisk computer software subsystem, som er en del af .NET Frameworket.</text:p>
      <text:p text:style-name="P21"/>
      <text:p text:style-name="P21">Brugergrænsefladen kunne se således ud for styresystemet, IDE og simulator:</text:p>
      <text:p text:style-name="P23">Styresystemet (home tab):</text:p>
      <text:p text:style-name="P21"><draw:frame draw:style-name="fr5" draw:name="graphics4" text:anchor-type="paragraph" svg:width="15.36cm" svg:height="10.239cm" draw:z-index="4"><draw:image xlink:href="Pictures/100000000000035C0000021FAADC413B.png" xlink:type="simple" xlink:show="embed" xlink:actuate="onLoad"/></draw:frame></text:p>
      <text:p text:style-name="P23"/>
      <text:p text:style-name="P23"/>
      <text:p text:style-name="P23"/>
      <text:p text:style-name="P23"/>
      <text:p text:style-name="P23"/>
      <text:p text:style-name="P23"/>
      <text:p text:style-name="P23"><text:soft-page-break/>Styresystemet (info tab):</text:p>
      <text:p text:style-name="P21"><draw:frame draw:style-name="fr6" draw:name="graphics5" text:anchor-type="paragraph" svg:x="0cm" svg:y="0cm" svg:width="17cm" svg:height="9.287cm" draw:z-index="5"><draw:image xlink:href="Pictures/1000000000000374000001E333ADDA79.png" xlink:type="simple" xlink:show="embed" xlink:actuate="onLoad"/></draw:frame></text:p>
      <text:p text:style-name="P23">Styresystemet (log tab):</text:p>
      <text:p text:style-name="P23"><draw:frame draw:style-name="fr7" draw:name="graphics6" text:anchor-type="paragraph" svg:width="17cm" svg:height="11.021cm" draw:z-index="6"><draw:image xlink:href="Pictures/10000000000002FA000001EEA66E5339.png" xlink:type="simple" xlink:show="embed" xlink:actuate="onLoad"/></draw:frame></text:p>
      <text:p text:style-name="P23"><text:soft-page-break/>IDE:</text:p>
      <text:p text:style-name="P21"><draw:frame draw:style-name="fr7" draw:name="graphics7" text:anchor-type="paragraph" svg:width="17cm" svg:height="10.589cm" draw:z-index="7"><draw:image xlink:href="Pictures/10000000000002F9000001DA440892A0.png" xlink:type="simple" xlink:show="embed" xlink:actuate="onLoad"/></draw:frame></text:p>
      <text:p text:style-name="P23">Simulator:</text:p>
      <text:p text:style-name="P18"><draw:frame draw:style-name="fr7" draw:name="graphics8" text:anchor-type="paragraph" svg:width="17cm" svg:height="10.59cm" draw:z-index="8"><draw:image xlink:href="Pictures/10000000000002FC000001DC02F3E166.png" xlink:type="simple" xlink:show="embed" xlink:actuate="onLoad"/></draw:frame></text:p>
      <text:h text:style-name="P90" text:outline-level="2"><text:soft-page-break/>4.2 Hardware-grænseflade</text:h>
      <text:p text:style-name="P21">Robotten, transportbåndet, stopsensor og vejecelle, er alle forbundet til henholdsvis USB-controller's analoge og digitale indgange mm. USB-controlleren er derefter forbundet til PC'en via en USB.</text:p>
      <text:p text:style-name="P18"><draw:frame draw:style-name="fr8" draw:name="graphics9" text:anchor-type="paragraph" svg:x="3.535cm" svg:y="0.101cm" svg:width="9.931cm" svg:height="7.962cm" draw:z-index="9"><draw:image xlink:href="Pictures/100002010000030E000002737B958CDD.png" xlink:type="simple" xlink:show="embed" xlink:actuate="onLoad"/></draw:frame></text:p>
      <text:h text:style-name="P90" text:outline-level="2">4.3 Kommunikations-grænseflade</text:h>
      <text:p text:style-name="P21">Det bruges to forskellige kommunikations protokoller, den ene er fra PC ↔ USB Controller, hvor der bliver brugt en USB forbindelse.</text:p>
      <text:p text:style-name="P21"/>
      <text:p text:style-name="P21"><draw:frame draw:style-name="fr9" draw:name="graphics10" text:anchor-type="paragraph" svg:width="5.32cm" svg:height="3.44cm" draw:z-index="10"><draw:image xlink:href="Pictures/200000090000217E00001B99FFFE722B.svm" xlink:type="simple" xlink:show="embed" xlink:actuate="onLoad"/></draw:frame></text:p>
      <text:p text:style-name="P21">Den anden protokol er fra PC ↔ Database, der bliver der brugt en ETHERNET forbindelse, som kan være trådløs eller via kabel til et netværk, hvor databasen er forbundet.</text:p>
      <text:h text:style-name="P90" text:outline-level="2"><text:soft-page-break/>4.4 Software-grænseflade</text:h>
      <text:p text:style-name="P21">Til styring af robotten, bliver systemet udvikles til at bruge biblioteket USBC.dll, som er fra SCORBASE, og det skal kunne køre på en computer med minimum disse specifikationer:</text:p>
      <text:p text:style-name="P21"/>
      <table:table table:name="Table5" table:style-name="Table5">
        <table:table-column table:style-name="Table5.A"/>
        <table:table-column table:style-name="Table5.B"/>
        <table:table-row>
          <table:table-cell table:style-name="Table5.A1" office:value-type="string">
            <text:p text:style-name="P43">Styresystem:</text:p>
          </table:table-cell>
          <table:table-cell table:style-name="Table5.B1" office:value-type="string">
            <text:p text:style-name="P43">Windows XP(Service Pack 2)</text:p>
          </table:table-cell>
        </table:table-row>
        <table:table-row>
          <table:table-cell table:style-name="Table5.A2" office:value-type="string">
            <text:p text:style-name="P43">Processor:</text:p>
          </table:table-cell>
          <table:table-cell table:style-name="Table5.B2" office:value-type="string">
            <text:p text:style-name="P43">1.00 GHz</text:p>
          </table:table-cell>
        </table:table-row>
        <table:table-row>
          <table:table-cell table:style-name="Table5.A2" office:value-type="string">
            <text:p text:style-name="P43">RAM:</text:p>
          </table:table-cell>
          <table:table-cell table:style-name="Table5.B2" office:value-type="string">
            <text:p text:style-name="P43">1 GB</text:p>
          </table:table-cell>
        </table:table-row>
        <table:table-row>
          <table:table-cell table:style-name="Table5.A2" office:value-type="string">
            <text:p text:style-name="P43">Grafik:</text:p>
          </table:table-cell>
          <table:table-cell table:style-name="Table5.B2" office:value-type="string">
            <text:p text:style-name="P43">DirectX9</text:p>
          </table:table-cell>
        </table:table-row>
        <table:table-row>
          <table:table-cell table:style-name="Table5.A2" office:value-type="string">
            <text:p text:style-name="P43">.NET Framework</text:p>
          </table:table-cell>
          <table:table-cell table:style-name="Table5.B2" office:value-type="string">
            <text:p text:style-name="P43">3.0</text:p>
          </table:table-cell>
        </table:table-row>
      </table:table>
      <text:p text:style-name="P21"/>
      <text:p text:style-name="P18">Kommunikation til databasen foregår via SQL over en TCP forbindelse, da serveren er sat op til at tage sige af relationelle databaser.</text:p>
      <text:h text:style-name="P85" text:outline-level="1">5. Krav til systemets ydelse</text:h>
      <text:p text:style-name="P10">Responstiden mellem brugeren og brugergrænsefladen skal være mindre ét sekund, for at det skal være optimalt for brugeren at bruge programmet. I IDE komponenten skal denne responstid være mindre end ét halvt sekund ved redigering af DSL-filer.</text:p>
      <text:h text:style-name="P83" text:outline-level="1">6. Kvalitetsfaktorer</text:h>
      <text:p text:style-name="P10">Systemet skal være pålideligt, forstået på den måde, at klodserne skal placeres med høj præcision og nøjagtighed. Systemet skal samtidig fungere fejlfrit, og uden overvågning, dvs. den skal kunne passe sig selv. </text:p>
      <text:p text:style-name="P10"/>
      <text:p text:style-name="P10"><text:span text:style-name="T24">Betjening:</text:span> </text:p>
      <text:p text:style-name="P10">Systemet skal være intuitivt at benytte, må ikke være alt for kompliceret, det skal være nemt for brugeren at kunne kode til robotten, og få robotten til at udføre den ønskede funktionalitet. <text:s/></text:p>
      <text:p text:style-name="P10"><text:span text:style-name="T24">Integritet:</text:span> </text:p>
      <text:p text:style-name="P10">Systemets data skal være persistente, dvs. bruger gemte filer, data i databasen osv. skal stadig være der, selvom systemet slukkes eller genstartes. </text:p>
      <text:p text:style-name="P34">7. Designkrav</text:p>
      <text:p text:style-name="P10">Følgende punkter beskriver følgende designkrav til SIR:</text:p>
      <text:list xml:id="list27154745" text:style-name="L7">
        <text:list-item>
          <text:p text:style-name="P74">Robotsystemet skal implementeres med:</text:p>
        </text:list-item>
      </text:list>
      <text:list xml:id="list27144533" text:style-name="L8">
        <text:list-item>
          <text:p text:style-name="P78">En PC med Windows OS (XP[Service pack 2] eller senere OS version).</text:p>
        </text:list-item>
        <text:list-item>
          <text:p text:style-name="P78">En processor på mindst 1.0 GHz eller højere.</text:p>
        </text:list-item>
        <text:list-item>
          <text:p text:style-name="P78">Harddisk med mindst 20 MB fri plads samt mindst 128 MB RAM</text:p>
        </text:list-item>
        <text:list-item>
          <text:p text:style-name="P78">DirectX 9 eller højere.</text:p>
        </text:list-item>
        <text:list-item>
          <text:p text:style-name="P78">En mus eller andre former for pegeudstyr samt ledig USB-port.</text:p>
        </text:list-item>
      </text:list>
      <text:list xml:id="list27231047" text:continue-list="list27154745" text:style-name="L7">
        <text:list-item>
          <text:p text:style-name="P74">Endvidere skal der til oprettes en database, hvori relevante data fra processen kan lagres og hentes.</text:p>
        </text:list-item>
        <text:list-item>
          <text:p text:style-name="P74">En IDE (Integrated Development Enviroment), hvor man kan fremstille programmer til styring af robotten. Det forudsættes, at man designer og implementerer et programmeringssprog og en fortolker til dette.</text:p>
        </text:list-item>
        <text:list-item>
          <text:p text:style-name="P74"><text:soft-page-break/>En simulator, som kan kobles på systemet i stedet for den fysiske robot. Dette vil til fordel kunne anvendes i forbindelse med test. </text:p>
        </text:list-item>
        <text:list-item>
          <text:p text:style-name="P74">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75">Designe brugergrænsefladerne for komponenterne, som skal godkendes af software holdets vejleder.</text:p>
        </text:list-item>
      </text:list>
      <text:h text:style-name="P83" text:outline-level="1">8. Andre krav</text:h>
      <text:p text:style-name="P54">8.1 Myndighedskrav</text:p>
      <text:p text:style-name="P18">Hardware 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ning og ved brug af systemet i arbejdsøjemed, er vi ansvarlige for at den opfylder bekendtgørelsen samt normale arbejdsmiljø krav.</text:p>
      <text:p text:style-name="P18"/>
      <text:p text:style-name="P54">8.2 Øvrige krav</text:p>
      <text:p text:style-name="P18">Brugerne af systemet skal før brug have kursus i brug af systemet samt have læst SCORBOTTEN´s medførende sikkerhedsmanuel.</text:p>
      <text:p text:style-name="P18"/>
      <text:p text:style-name="P54">9. Delleveringer</text:p>
      <text:list xml:id="list27153048" text:style-name="L9">
        <text:list-item>
          <text:p text:style-name="P79"><text:span text:style-name="T22">Dellevering 1. 09/03/2012</text:span><text:span text:style-name="T14"><text:line-break/></text:span><text:span text:style-name="T16">Kravspecifikation:</text:span><text:span text:style-name="T14"><text:line-break/>For at få et overordnet overblik over projektet afleveres en kravspecifikation med fully dressed use case beskrivelse for hhv. følgende use cases:<text:line-break/>- xxxxx<text:line-break/>- xxxxx<text:line-break/></text:span><text:soft-page-break/><text:span text:style-name="T14">- xxxxx<text:line-break/></text:span><text:span text:style-name="T14">Endvidere afleveres yderligere use cases med en kortere beskrivelse.<text:line-break/></text:span><text:span text:style-name="T16">Accepttesten:</text:span><text:span text:style-name="T14"><text:line-break/></text:span><text:span text:style-name="T14">Ligeledes afleveres en accepttest, der bygger på de beskrevne fully dressed use cases fra kravspecifikation.</text:span></text:p>
        </text:list-item>
        <text:list-item>
          <text:p text:style-name="P80">Sprint 1 - 30. marts 2012</text:p>
        </text:list-item>
        <text:list-item>
          <text:p text:style-name="P80">Sprint 2 - <text:s/>20. april 2012</text:p>
        </text:list-item>
        <text:list-item>
          <text:p text:style-name="P80">Sprint 3 - 11. maj 2012</text:p>
        </text:list-item>
      </text:list>
      <text:list xml:id="list27138174" text:style-name="L10">
        <text:list-item>
          <text:p text:style-name="P81">Projekt aflevering - 01. juni 2012</text:p>
        </text:list-item>
      </text:list>
      <text:p text:style-name="P10"/>
      <text:p text:style-name="P54">10. Bilag</text:p>
      <text:p text:style-name="P54">10.1 Ordliste</text:p>
      <text:p text:style-name="P10">Tekst.</text:p>
      <text:p text:style-name="P10"/>
      <text:p text:style-name="P54">10.2 Datadefinitioner</text:p>
      <text:p text:style-name="P10">Tekst.</text:p>
      <text:p text:style-name="P10"/>
      <text:p text:style-name="P54">10.3 Ordliste</text:p>
      <text:p text:style-name="P10">Tekst.</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30</text:page-number> af <text:page-count>30</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3-08T07:09:18.91</dc:date>
    <meta:editing-duration>PT4H51M30S</meta:editing-duration>
    <meta:editing-cycles>139</meta:editing-cycles>
    <meta:generator>LibreOffice/3.5$Windows_x86 LibreOffice_project/7e68ba2-a744ebf-1f241b7-c506db1-7d53735</meta:generator>
    <meta:document-statistic meta:table-count="5" meta:image-count="10" meta:object-count="0" meta:page-count="30" meta:paragraph-count="434" meta:word-count="3486" meta:character-count="21756" meta:non-whitespace-character-count="19314"/>
  </office:meta>
</office:document-meta>
</file>